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41290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notes">
      <style:graphic-properties draw:fill-color="#ffffff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cm" fo:margin-right="0cm" fo:text-indent="0cm"/>
      <style:text-properties fo:color="#ffffff" fo:font-size="18pt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style:text-position="0% 100%" fo:font-size="32pt" style:font-size-asian="32pt" style:font-size-complex="32pt"/>
    </style:style>
    <style:style style:name="T6" style:family="text">
      <style:text-properties style:text-position="sub 58%" fo:font-size="32pt" style:font-size-asian="32pt" style:font-size-complex="32pt"/>
    </style:style>
    <style:style style:name="T7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8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9" style:family="text">
      <style:text-properties style:text-position="sub 58%"/>
    </style:style>
    <style:style style:name="T10" style:family="text">
      <style:text-properties fo:color="#ffffff"/>
    </style:style>
    <style:style style:name="T11" style:family="text">
      <style:text-properties fo:color="#ffffff" fo:font-size="18pt"/>
    </style:style>
    <style:style style:name="T12" style:family="text">
      <style:text-properties fo:font-size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4.779cm" svg:x="3.617cm" svg:y="14.747cm" presentation:class="notes" presentation:user-transformed="true">
            <draw:text-box>
              <text:p text:style-name="P3"><text:span text:style-name="T1">What is the project?</text:span></text:p>
              <text:p text:style-name="P3"><text:span text:style-name="T1"/></text:p>
              <text:p text:style-name="P3"><text:span text:style-name="T1">The project is about designing an event logic for recognising event types from video.</text:span></text:p>
              <text:p text:style-name="P3"><text:span text:style-name="T1"/></text:p>
              <text:p text:style-name="P3"><text:span text:style-name="T1">Siskind is a proffesor I have worked with in Indiana</text:span></text:p>
              <text:p text:style-name="P3"><text:span text:style-name="T1">Interested in how to represent the lexcial semantics of verbs</text:span></text:p>
              <text:p text:style-name="P3"><text:span text:style-name="T1">What exactly defines an event</text:span></text:p>
              <text:p text:style-name="P3"><text:span text:style-name="T1">Events are represented as forumlas in event logic</text:span></text:p>
              <text:p text:style-name="P3"><text:span text:style-name="T1">The aim of the project is to implement this event logic using regular languages and finite state techniques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2" draw:text-style-name="P1" draw:layer="layout" svg:width="23.91cm" svg:height="13.23cm" svg:x="2.09cm" svg:y="6.457cm" presentation:class="subtitle">
          <draw:text-box>
            <text:p text:style-name="P1">Motivation</text:p>
            <text:p text:style-name="P1">Finite State Temporality</text:p>
            <text:p text:style-name="P1">Siskind's Event Logic</text:p>
            <text:p text:style-name="P1">Siskind's EV in FST</text:p>
            <text:p text:style-name="P1">Demo</text:p>
            <text:p text:style-name="P1"/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2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W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19.705cm" svg:x="3.433cm" svg:y="13.886cm">
            <draw:text-box>
              <text:p text:style-name="P3"><text:span text:style-name="T1">Why?</text:span></text:p>
              <text:p text:style-name="P3"><text:span text:style-name="T1">The original implementation of Siskind event logic is based around intervals and performing inference over intervals/spanning intervals.</text:span></text:p>
              <text:p text:style-name="P3"><text:span text:style-name="T1"/></text:p>
              <text:p text:style-name="P3"><text:span text:style-name="T1">Regular languages are a more natural representation for sequences of events, especially from video where you do not have the problem of discreteness.</text:span></text:p>
              <text:p text:style-name="P3"><text:span text:style-name="T1">Regular languages are used extensively in linguistics for morphology, model checking and text processing. So results from other fields can be applied to temporal logic</text:span></text:p>
              <text:p text:style-name="P3"><text:span text:style-name="T1"/></text:p>
              <text:p text:style-name="P3"><text:span text:style-name="T1">Also want to show the power of finite state temporality is equivalent to siskinds ev.</text:span></text:p>
              <text:p text:style-name="P3"><text:span text:style-name="T1"/></text:p>
              <text:p text:style-name="P3"><text:span text:style-name="T1">Have to show that the events can be expressed as regular languages</text:span></text:p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3"><text:span text:style-name="T1">What is a regular language?</text:span></text:p>
              <text:p text:style-name="P3"><text:span text:style-name="T1">Properties</text:span></text:p>
              <text:p text:style-name="P3"><text:span text:style-name="T1"/></text:p>
              <text:p text:style-name="P3"><text:span text:style-name="T1">An extension of regular languages</text:span></text:p>
              <text:p text:style-name="P3"><text:span text:style-name="T1"/></text:p>
              <text:p text:style-name="P3"><text:span text:style-name="T1">In FST </text:span></text:p>
              <text:p text:style-name="P3"><text:span text:style-name="T1">things that can be true at a particular time, fluents, they are atomic, In EV they correspond to primitive events</text:span></text:p>
              <text:p text:style-name="P3"><text:span text:style-name="T1"/></text:p>
              <text:p text:style-name="P3"><text:span text:style-name="T1">Each symbol in the alphabet is a snapshot of what is true at a certain time. It is <text:s/>a set of fluents</text:span></text:p>
              <text:p text:style-name="P3"><text:span text:style-name="T1"/></text:p>
              <text:p text:style-name="P3"><text:span text:style-name="T1">Intervals become strings</text:span></text:p>
              <text:p text:style-name="P3"><text:span text:style-name="T1"/></text:p>
              <text:p text:style-name="P3"><text:span text:style-name="T1">Give an example</text:span></text:p>
              <text:p text:style-name="P3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05cm" svg:x="1.848cm" svg:y="4.7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3"><text:span text:style-name="T1">What is a regular language?</text:span></text:p>
              <text:p text:style-name="P3"><text:span text:style-name="T1">Properties</text:span></text:p>
              <text:p text:style-name="P3"><text:span text:style-name="T1"/></text:p>
              <text:p text:style-name="P3"><text:span text:style-name="T1">An extension of regular languages</text:span></text:p>
              <text:p text:style-name="P3"><text:span text:style-name="T1"/></text:p>
              <text:p text:style-name="P3"><text:span text:style-name="T1">In FST </text:span></text:p>
              <text:p text:style-name="P3"><text:span text:style-name="T1">things that can be true at a particular time, fluents, they are atomic, In EV they correspond to primitive events</text:span></text:p>
              <text:p text:style-name="P3"><text:span text:style-name="T1"/></text:p>
              <text:p text:style-name="P3"><text:span text:style-name="T1">Each symbol in the alphabet is a snapshot of what is true at a certain time. It is <text:s/>a set of fluents</text:span></text:p>
              <text:p text:style-name="P3"><text:span text:style-name="T1"/></text:p>
              <text:p text:style-name="P3"><text:span text:style-name="T1">Intervals become strings</text:span></text:p>
              <text:p text:style-name="P3"><text:span text:style-name="T1"/></text:p>
              <text:p text:style-name="P3"><text:span text:style-name="T1">Give an example</text:span></text:p>
              <text:p text:style-name="P3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3"><text:span text:style-name="T1">What is a regular language?</text:span></text:p>
              <text:p text:style-name="P3"><text:span text:style-name="T1">Properties</text:span></text:p>
              <text:p text:style-name="P3"><text:span text:style-name="T1"/></text:p>
              <text:p text:style-name="P3"><text:span text:style-name="T1">An extension of regular languages</text:span></text:p>
              <text:p text:style-name="P3"><text:span text:style-name="T1"/></text:p>
              <text:p text:style-name="P3"><text:span text:style-name="T1">In FST </text:span></text:p>
              <text:p text:style-name="P3"><text:span text:style-name="T1">things that can be true at a particular time, fluents, they are atomic, In EV they correspond to primitive events</text:span></text:p>
              <text:p text:style-name="P3"><text:span text:style-name="T1"/></text:p>
              <text:p text:style-name="P3"><text:span text:style-name="T1">Each symbol in the alphabet is a snapshot of what is true at a certain time. It is <text:s/>a set of fluents</text:span></text:p>
              <text:p text:style-name="P3"><text:span text:style-name="T1"/></text:p>
              <text:p text:style-name="P3"><text:span text:style-name="T1">Intervals become strings</text:span></text:p>
              <text:p text:style-name="P3"><text:span text:style-name="T1"/></text:p>
              <text:p text:style-name="P3"><text:span text:style-name="T1">Give an example</text:span></text:p>
              <text:p text:style-name="P3"><text:span text:style-name="T1"/></text:p>
            </draw:text-box>
          </draw:frame>
        </presentation:notes>
      </draw:page>
      <draw:page draw:name="page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22cm" svg:x="1.848cm" svg:y="4.77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3"><text:span text:style-name="T1">What is a regular language?</text:span></text:p>
              <text:p text:style-name="P3"><text:span text:style-name="T1">Properties</text:span></text:p>
              <text:p text:style-name="P3"><text:span text:style-name="T1"/></text:p>
              <text:p text:style-name="P3"><text:span text:style-name="T1">An extension of regular languages</text:span></text:p>
              <text:p text:style-name="P3"><text:span text:style-name="T1"/></text:p>
              <text:p text:style-name="P3"><text:span text:style-name="T1">In FST </text:span></text:p>
              <text:p text:style-name="P3"><text:span text:style-name="T1">things that can be true at a particular time, fluents, they are atomic, In EV they correspond to primitive events</text:span></text:p>
              <text:p text:style-name="P3"><text:span text:style-name="T1"/></text:p>
              <text:p text:style-name="P3"><text:span text:style-name="T1">Each symbol in the alphabet is a snapshot of what is true at a certain time. It is <text:s/>a set of fluents</text:span></text:p>
              <text:p text:style-name="P3"><text:span text:style-name="T1"/></text:p>
              <text:p text:style-name="P3"><text:span text:style-name="T1">Intervals become strings</text:span></text:p>
              <text:p text:style-name="P3"><text:span text:style-name="T1"/></text:p>
              <text:p text:style-name="P3"><text:span text:style-name="T1">Give an example</text:span></text:p>
              <text:p text:style-name="P3"><text:span text:style-name="T1"/></text:p>
            </draw:text-box>
          </draw:frame>
        </presentation:notes>
      </draw:page>
      <draw:page draw:name="page8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5.839cm" svg:x="1.848cm" svg:y="4.7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3"><text:span text:style-name="T1">What is a regular language?</text:span></text:p>
              <text:p text:style-name="P3"><text:span text:style-name="T1">Properties</text:span></text:p>
              <text:p text:style-name="P3"><text:span text:style-name="T1"/></text:p>
              <text:p text:style-name="P3"><text:span text:style-name="T1">An extension of regular languages</text:span></text:p>
              <text:p text:style-name="P3"><text:span text:style-name="T1"/></text:p>
              <text:p text:style-name="P3"><text:span text:style-name="T1">In FST </text:span></text:p>
              <text:p text:style-name="P3"><text:span text:style-name="T1">things that can be true at a particular time, fluents, they are atomic, In EV they correspond to primitive events</text:span></text:p>
              <text:p text:style-name="P3"><text:span text:style-name="T1"/></text:p>
              <text:p text:style-name="P3"><text:span text:style-name="T1">Each symbol in the alphabet is a snapshot of what is true at a certain time. It is <text:s/>a set of fluents</text:span></text:p>
              <text:p text:style-name="P3"><text:span text:style-name="T1"/></text:p>
              <text:p text:style-name="P3"><text:span text:style-name="T1">Intervals become strings</text:span></text:p>
              <text:p text:style-name="P3"><text:span text:style-name="T1"/></text:p>
              <text:p text:style-name="P3"><text:span text:style-name="T1">Give an example</text:span></text:p>
              <text:p text:style-name="P3"><text:span text:style-name="T1"/></text:p>
            </draw:text-box>
          </draw:frame>
        </presentation:notes>
      </draw:page>
      <draw:page draw:name="page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Operations</text:p>
          </draw:text-box>
        </draw:frame>
        <draw:frame presentation:style-name="pr2" draw:text-style-name="P1" draw:layer="layout" svg:width="23.91cm" svg:height="13.23cm" svg:x="1.865cm" svg:y="5.38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3"><text:span text:style-name="T1">Between strings</text:span></text:p>
              <text:p text:style-name="P3"><text:span text:style-name="T1"/></text:p>
              <text:p text:style-name="P3"><text:span text:style-name="T1">The superposition of two strings, a and b. is what you get if a and b happened at the same time, ie, they co-occured.</text:span></text:p>
              <text:p text:style-name="P3"><text:span text:style-name="T1"/></text:p>
              <text:p text:style-name="P3"><text:span text:style-name="T1">Between two strings it is the component wise union, it is only defined for strings of the same length.</text:span></text:p>
              <text:p text:style-name="P3"><text:span text:style-name="T1"/></text:p>
              <text:p text:style-name="P3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Operations</text:p>
          </draw:text-box>
        </draw:frame>
        <draw:frame presentation:style-name="pr2" draw:text-style-name="P1" draw:layer="layout" svg:width="23.91cm" svg:height="13.23cm" svg:x="1.865cm" svg:y="5.38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3"><text:span text:style-name="T1">Subsumption</text:span></text:p>
              <text:p text:style-name="P3"><text:span text:style-name="T1">Between strings</text:span></text:p>
              <text:p text:style-name="P3"><text:span text:style-name="T1"/></text:p>
              <text:p text:style-name="P3"><text:span text:style-name="T1"/></text:p>
              <text:p text:style-name="P3"><text:span text:style-name="T1">L1 subsumes L2 iff every string in L1 is a subset of a string in L2</text:span></text:p>
              <text:p text:style-name="P3"><text:span text:style-name="T1"/></text:p>
              <text:p text:style-name="P3"><text:span text:style-name="T1">Subsumptive closure</text:span></text:p>
              <text:p text:style-name="P3"><text:span text:style-name="T1">The language where every string in it must subsume a string in L.</text:span></text:p>
              <text:p text:style-name="P3"><text:span text:style-name="T1">Defined as superposition with the universal language.</text:span></text:p>
              <text:p text:style-name="P3"><text:span text:style-name="T1"/></text:p>
              <text:p text:style-name="P3"><text:span text:style-name="T1">You will see why this is useful..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Operations</text:p>
          </draw:text-box>
        </draw:frame>
        <draw:frame presentation:style-name="pr2" draw:text-style-name="P1" draw:layer="layout" svg:width="23.91cm" svg:height="13.23cm" svg:x="1.865cm" svg:y="5.38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1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3"><text:span text:style-name="T1">Like Implication</text:span></text:p>
              <text:p text:style-name="P3"><text:span text:style-name="T1"/></text:p>
              <text:p text:style-name="P3"><text:span text:style-name="T1">Says that if A appears then B must appear</text:span></text:p>
              <text:p text:style-name="P3"><text:span text:style-name="T1"/></text:p>
              <text:p text:style-name="P3"><text:span text:style-name="T1">Will give you the language.</text:span></text:p>
            </draw:text-box>
          </draw:frame>
        </presentation:notes>
      </draw:page>
      <draw:page draw:name="page1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ickup(x,y,z) =<text:span text:style-name="T5"> and</text:span><text:span text:style-name="T6">meets</text:span><text:span text:style-name="T5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<text:s text:c="43"/></text:span><text:span text:style-name="T7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<text:s text:c="38"/></text:span><text:span text:style-name="T7">or 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<text:s text:c="50"/></text:span><text:span text:style-name="T7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6.527cm" svg:x="2.09cm" svg:y="4.4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Operato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Or(E1,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Not(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And<text:span text:style-name="T9">R</text:span>(E1, 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Tense<text:span text:style-name="T9">R</text:span>(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3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6.527cm" svg:x="2.09cm" svg:y="4.4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Operato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Or(E1,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Not(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And<text:span text:style-name="T9">R</text:span>(E1, 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Tense<text:span text:style-name="T9">R</text:span>(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4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5" draw:layer="layout" svg:width="23.91cm" svg:height="16.527cm" svg:x="2.09cm" svg:y="4.4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Operato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Or(E1,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Not(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And<text:span text:style-name="T9">R</text:span>(E1, E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Tense<text:span text:style-name="T9">R</text:span>(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5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2" draw:layer="layout" svg:x1="1.791cm" svg:y1="5.693cm" svg:x2="3.989cm" svg:y2="5.695cm">
          <text:p text:style-name="P1"/>
        </draw:line>
        <draw:line draw:style-name="gr2" draw:layer="layout" svg:x1="5.289cm" svg:y1="5.693cm" svg:x2="7.263cm" svg:y2="5.695cm">
          <text:p text:style-name="P1"/>
        </draw:line>
        <draw:frame draw:style-name="gr3" draw:text-style-name="P6" draw:layer="layout" svg:width="2.825cm" svg:height="0.987cm" svg:x="8.429cm" svg:y="5.066cm">
          <draw:text-box>
            <text:p text:style-name="P1"><text:span text:style-name="T10">before</text:span></text:p>
          </draw:text-box>
        </draw:frame>
        <draw:frame draw:style-name="gr4" draw:text-style-name="P7" draw:layer="layout" svg:width="0.526cm" svg:height="0.764cm" svg:x="6.007cm" svg:y="4.798cm">
          <draw:text-box>
            <text:p text:style-name="P1"><text:span text:style-name="T11">b</text:span></text:p>
          </draw:text-box>
        </draw:frame>
        <draw:frame draw:style-name="gr5" draw:text-style-name="P7" draw:layer="layout" svg:width="0.538cm" svg:height="0.944cm" svg:x="2.643cm" svg:y="4.754cm">
          <draw:text-box>
            <text:p text:style-name="P1"><text:span text:style-name="T11">a</text:span></text:p>
          </draw:text-box>
        </draw:frame>
        <draw:line draw:style-name="gr2" draw:layer="layout" svg:x1="5.155cm" svg:y1="5.695cm" svg:x2="7.263cm" svg:y2="5.695cm">
          <text:p text:style-name="P1"/>
        </draw:line>
        <draw:line draw:style-name="gr2" draw:layer="layout" svg:x1="1.792cm" svg:y1="7.442cm" svg:x2="4.483cm" svg:y2="7.442cm">
          <text:p text:style-name="P1"/>
        </draw:line>
        <draw:line draw:style-name="gr2" draw:layer="layout" svg:x1="4.572cm" svg:y1="7.442cm" svg:x2="7.263cm" svg:y2="7.442cm">
          <text:p text:style-name="P1"/>
        </draw:line>
        <draw:frame draw:style-name="gr3" draw:text-style-name="P6" draw:layer="layout" svg:width="3.318cm" svg:height="0.987cm" svg:x="8.339cm" svg:y="6.86cm">
          <draw:text-box>
            <text:p text:style-name="P1"><text:span text:style-name="T10">meets</text:span></text:p>
          </draw:text-box>
        </draw:frame>
        <draw:frame draw:style-name="gr4" draw:text-style-name="P7" draw:layer="layout" svg:width="0.526cm" svg:height="0.764cm" svg:x="5.605cm" svg:y="6.592cm">
          <draw:text-box>
            <text:p text:style-name="P1"><text:span text:style-name="T11">b</text:span></text:p>
          </draw:text-box>
        </draw:frame>
        <draw:frame draw:style-name="gr5" draw:text-style-name="P7" draw:layer="layout" svg:width="0.538cm" svg:height="0.944cm" svg:x="2.867cm" svg:y="6.503cm">
          <draw:text-box>
            <text:p text:style-name="P1"><text:span text:style-name="T11">a</text:span></text:p>
          </draw:text-box>
        </draw:frame>
        <draw:line draw:style-name="gr2" draw:layer="layout" svg:x1="1.747cm" svg:y1="9.193cm" svg:x2="4.841cm" svg:y2="9.193cm">
          <text:p text:style-name="P1"/>
        </draw:line>
        <draw:line draw:style-name="gr2" draw:layer="layout" svg:x1="3.854cm" svg:y1="9.596cm" svg:x2="7.083cm" svg:y2="9.596cm">
          <text:p text:style-name="P1"/>
        </draw:line>
        <draw:frame draw:style-name="gr3" draw:text-style-name="P6" draw:layer="layout" svg:width="3.677cm" svg:height="0.987cm" svg:x="7.935cm" svg:y="8.52cm">
          <draw:text-box>
            <text:p text:style-name="P1"><text:span text:style-name="T10">overlaps</text:span></text:p>
          </draw:text-box>
        </draw:frame>
        <draw:frame draw:style-name="gr5" draw:text-style-name="P7" draw:layer="layout" svg:width="0.538cm" svg:height="0.944cm" svg:x="2.957cm" svg:y="8.253cm">
          <draw:text-box>
            <text:p text:style-name="P1"><text:span text:style-name="T11">a</text:span></text:p>
          </draw:text-box>
        </draw:frame>
        <draw:line draw:style-name="gr2" draw:layer="layout" svg:x1="1.747cm" svg:y1="11.389cm" svg:x2="4.392cm" svg:y2="11.39cm">
          <text:p text:style-name="P1"/>
        </draw:line>
        <draw:frame draw:style-name="gr3" draw:text-style-name="P6" draw:layer="layout" svg:width="3.318cm" svg:height="0.987cm" svg:x="8.205cm" svg:y="10.762cm">
          <draw:text-box>
            <text:p text:style-name="P1"><text:span text:style-name="T10">starts</text:span></text:p>
          </draw:text-box>
        </draw:frame>
        <draw:frame draw:style-name="gr4" draw:text-style-name="P7" draw:layer="layout" svg:width="0.526cm" svg:height="0.764cm" svg:x="3.946cm" svg:y="11.974cm">
          <draw:text-box>
            <text:p text:style-name="P1"><text:span text:style-name="T11">b</text:span></text:p>
          </draw:text-box>
        </draw:frame>
        <draw:frame draw:style-name="gr5" draw:text-style-name="P7" draw:layer="layout" svg:width="0.538cm" svg:height="0.944cm" svg:x="2.777cm" svg:y="10.45cm">
          <draw:text-box>
            <text:p text:style-name="P1"><text:span text:style-name="T11">a</text:span></text:p>
          </draw:text-box>
        </draw:frame>
        <draw:line draw:style-name="gr2" draw:layer="layout" svg:x1="3.855cm" svg:y1="9.596cm" svg:x2="7.084cm" svg:y2="9.596cm">
          <text:p text:style-name="P1"/>
        </draw:line>
        <draw:frame draw:style-name="gr4" draw:text-style-name="P7" draw:layer="layout" svg:width="0.437cm" svg:height="0.764cm" svg:x="5.469cm" svg:y="9.686cm">
          <draw:text-box>
            <text:p text:style-name="P1"><text:span text:style-name="T11">b</text:span></text:p>
          </draw:text-box>
        </draw:frame>
        <draw:line draw:style-name="gr2" draw:layer="layout" svg:x1="1.748cm" svg:y1="11.389cm" svg:x2="4.393cm" svg:y2="11.39cm">
          <text:p text:style-name="P1"/>
        </draw:line>
        <draw:line draw:style-name="gr2" draw:layer="layout" svg:x1="1.746cm" svg:y1="11.754cm" svg:x2="7.129cm" svg:y2="11.749cm">
          <text:p text:style-name="P1"/>
        </draw:line>
        <draw:frame draw:style-name="gr3" draw:text-style-name="P6" draw:layer="layout" svg:width="3.318cm" svg:height="0.987cm" svg:x="8.206cm" svg:y="10.762cm">
          <draw:text-box>
            <text:p text:style-name="P1"><text:span text:style-name="T10">starts</text:span></text:p>
          </draw:text-box>
        </draw:frame>
        <draw:frame draw:style-name="gr4" draw:text-style-name="P7" draw:layer="layout" svg:width="0.526cm" svg:height="0.764cm" svg:x="3.947cm" svg:y="11.974cm">
          <draw:text-box>
            <text:p text:style-name="P1"><text:span text:style-name="T11">b</text:span></text:p>
          </draw:text-box>
        </draw:frame>
        <draw:line draw:style-name="gr2" draw:layer="layout" svg:x1="4.526cm" svg:y1="13.586cm" svg:x2="7.171cm" svg:y2="13.587cm">
          <text:p text:style-name="P1"/>
        </draw:line>
        <draw:line draw:style-name="gr2" draw:layer="layout" svg:x1="1.833cm" svg:y1="13.945cm" svg:x2="7.217cm" svg:y2="13.946cm">
          <text:p text:style-name="P1"/>
        </draw:line>
        <draw:frame draw:style-name="gr3" draw:text-style-name="P6" draw:layer="layout" svg:width="3.318cm" svg:height="0.987cm" svg:x="8.294cm" svg:y="12.959cm">
          <draw:text-box>
            <text:p text:style-name="P1"><text:span text:style-name="T10">finishes</text:span></text:p>
          </draw:text-box>
        </draw:frame>
        <draw:frame draw:style-name="gr4" draw:text-style-name="P7" draw:layer="layout" svg:width="0.526cm" svg:height="0.764cm" svg:x="4.035cm" svg:y="14.171cm">
          <draw:text-box>
            <text:p text:style-name="P1"><text:span text:style-name="T11">b</text:span></text:p>
          </draw:text-box>
        </draw:frame>
        <draw:frame draw:style-name="gr6" draw:text-style-name="P7" draw:layer="layout" svg:width="0.538cm" svg:height="0.94cm" svg:x="5.468cm" svg:y="12.603cm">
          <draw:text-box>
            <text:p text:style-name="P1"><text:span text:style-name="T11">a</text:span></text:p>
          </draw:text-box>
        </draw:frame>
        <draw:line draw:style-name="gr2" draw:layer="layout" svg:x1="3.272cm" svg:y1="15.918cm" svg:x2="5.917cm" svg:y2="15.919cm">
          <text:p text:style-name="P1"/>
        </draw:line>
        <draw:line draw:style-name="gr2" draw:layer="layout" svg:x1="1.854cm" svg:y1="16.276cm" svg:x2="7.218cm" svg:y2="16.278cm">
          <text:p text:style-name="P1"/>
        </draw:line>
        <draw:frame draw:style-name="gr3" draw:text-style-name="P6" draw:layer="layout" svg:width="3.318cm" svg:height="0.987cm" svg:x="8.295cm" svg:y="15.291cm">
          <draw:text-box>
            <text:p text:style-name="P1"><text:span text:style-name="T10">during</text:span></text:p>
          </draw:text-box>
        </draw:frame>
        <draw:frame draw:style-name="gr4" draw:text-style-name="P7" draw:layer="layout" svg:width="0.526cm" svg:height="0.764cm" svg:x="4.35cm" svg:y="16.459cm">
          <draw:text-box>
            <text:p text:style-name="P1"><text:span text:style-name="T11">b</text:span></text:p>
          </draw:text-box>
        </draw:frame>
        <draw:frame draw:style-name="gr6" draw:text-style-name="P7" draw:layer="layout" svg:width="0.538cm" svg:height="0.94cm" svg:x="4.258cm" svg:y="14.98cm">
          <draw:text-box>
            <text:p text:style-name="P1"><text:span text:style-name="T11">a</text:span></text:p>
          </draw:text-box>
        </draw:frame>
        <draw:line draw:style-name="gr2" draw:layer="layout" svg:x1="14.125cm" svg:y1="5.471cm" svg:x2="16.323cm" svg:y2="5.473cm">
          <text:p text:style-name="P1"/>
        </draw:line>
        <draw:frame draw:style-name="gr3" draw:text-style-name="P6" draw:layer="layout" svg:width="3.318cm" svg:height="0.987cm" svg:x="20.763cm" svg:y="4.844cm">
          <draw:text-box>
            <text:p text:style-name="P1"><text:span text:style-name="T10">after</text:span></text:p>
          </draw:text-box>
        </draw:frame>
        <draw:frame draw:style-name="gr4" draw:text-style-name="P7" draw:layer="layout" svg:width="0.526cm" svg:height="0.764cm" svg:x="18.341cm" svg:y="4.576cm">
          <draw:text-box>
            <text:p text:style-name="P1"><text:span text:style-name="T11">a</text:span></text:p>
          </draw:text-box>
        </draw:frame>
        <draw:frame draw:style-name="gr5" draw:text-style-name="P7" draw:layer="layout" svg:width="0.538cm" svg:height="0.944cm" svg:x="14.977cm" svg:y="4.532cm">
          <draw:text-box>
            <text:p text:style-name="P1"><text:span text:style-name="T11">b</text:span></text:p>
          </draw:text-box>
        </draw:frame>
        <draw:line draw:style-name="gr2" draw:layer="layout" svg:x1="17.489cm" svg:y1="5.485cm" svg:x2="19.597cm" svg:y2="5.485cm">
          <text:p text:style-name="P1"/>
        </draw:line>
        <draw:line draw:style-name="gr2" draw:layer="layout" svg:x1="14.126cm" svg:y1="7.22cm" svg:x2="16.817cm" svg:y2="7.22cm">
          <text:p text:style-name="P1"/>
        </draw:line>
        <draw:line draw:style-name="gr2" draw:layer="layout" svg:x1="16.906cm" svg:y1="7.22cm" svg:x2="19.597cm" svg:y2="7.22cm">
          <text:p text:style-name="P1"/>
        </draw:line>
        <draw:frame draw:style-name="gr3" draw:text-style-name="P6" draw:layer="layout" svg:width="3.318cm" svg:height="0.987cm" svg:x="20.673cm" svg:y="6.638cm">
          <draw:text-box>
            <text:p text:style-name="P1"><text:span text:style-name="T10">met-by</text:span></text:p>
          </draw:text-box>
        </draw:frame>
        <draw:frame draw:style-name="gr4" draw:text-style-name="P7" draw:layer="layout" svg:width="0.526cm" svg:height="0.764cm" svg:x="17.893cm" svg:y="6.37cm">
          <draw:text-box>
            <text:p text:style-name="P1"><text:span text:style-name="T11">a</text:span></text:p>
          </draw:text-box>
        </draw:frame>
        <draw:frame draw:style-name="gr5" draw:text-style-name="P7" draw:layer="layout" svg:width="0.538cm" svg:height="0.944cm" svg:x="15.201cm" svg:y="6.236cm">
          <draw:text-box>
            <text:p text:style-name="P1"><text:span text:style-name="T11">b</text:span></text:p>
          </draw:text-box>
        </draw:frame>
        <draw:line draw:style-name="gr2" draw:layer="layout" svg:x1="14.261cm" svg:y1="9.42cm" svg:x2="17.355cm" svg:y2="9.42cm">
          <text:p text:style-name="P1"/>
        </draw:line>
        <draw:frame draw:style-name="gr3" draw:text-style-name="P6" draw:layer="layout" svg:width="6.502cm" svg:height="0.987cm" svg:x="20.269cm" svg:y="8.298cm">
          <draw:text-box>
            <text:p text:style-name="P1"><text:span text:style-name="T10">overlapped-by</text:span></text:p>
          </draw:text-box>
        </draw:frame>
        <draw:frame draw:style-name="gr5" draw:text-style-name="P7" draw:layer="layout" svg:width="0.538cm" svg:height="0.944cm" svg:x="15.516cm" svg:y="9.51cm">
          <draw:text-box>
            <text:p text:style-name="P1"><text:span text:style-name="T11">b</text:span></text:p>
          </draw:text-box>
        </draw:frame>
        <draw:line draw:style-name="gr2" draw:layer="layout" svg:x1="14.096cm" svg:y1="11.126cm" svg:x2="19.507cm" svg:y2="11.124cm">
          <text:p text:style-name="P1"/>
        </draw:line>
        <draw:frame draw:style-name="gr3" draw:text-style-name="P6" draw:layer="layout" svg:width="5.514cm" svg:height="0.987cm" svg:x="20.539cm" svg:y="10.54cm">
          <draw:text-box>
            <text:p text:style-name="P1"><text:span text:style-name="T10">started-by</text:span></text:p>
          </draw:text-box>
        </draw:frame>
        <draw:frame draw:style-name="gr4" draw:text-style-name="P7" draw:layer="layout" svg:width="0.526cm" svg:height="0.764cm" svg:x="15.159cm" svg:y="11.662cm">
          <draw:text-box>
            <text:p text:style-name="P1"><text:span text:style-name="T11">a</text:span></text:p>
          </draw:text-box>
        </draw:frame>
        <draw:frame draw:style-name="gr5" draw:text-style-name="P7" draw:layer="layout" svg:width="0.538cm" svg:height="0.944cm" svg:x="16.501cm" svg:y="10.273cm">
          <draw:text-box>
            <text:p text:style-name="P1"><text:span text:style-name="T11">b</text:span></text:p>
          </draw:text-box>
        </draw:frame>
        <draw:line draw:style-name="gr2" draw:layer="layout" svg:x1="16.279cm" svg:y1="9.015cm" svg:x2="19.508cm" svg:y2="9.015cm">
          <text:p text:style-name="P1"/>
        </draw:line>
        <draw:frame draw:style-name="gr4" draw:text-style-name="P7" draw:layer="layout" svg:width="0.437cm" svg:height="0.764cm" svg:x="17.579cm" svg:y="8.163cm">
          <draw:text-box>
            <text:p text:style-name="P1"><text:span text:style-name="T11">a</text:span></text:p>
          </draw:text-box>
        </draw:frame>
        <draw:line draw:style-name="gr2" draw:layer="layout" svg:x1="14.082cm" svg:y1="11.525cm" svg:x2="16.727cm" svg:y2="11.526cm">
          <text:p text:style-name="P1"/>
        </draw:line>
        <draw:line draw:style-name="gr2" draw:layer="layout" svg:x1="16.905cm" svg:y1="13.723cm" svg:x2="19.55cm" svg:y2="13.724cm">
          <text:p text:style-name="P1"/>
        </draw:line>
        <draw:line draw:style-name="gr2" draw:layer="layout" svg:x1="14.194cm" svg:y1="13.37cm" svg:x2="19.551cm" svg:y2="13.365cm">
          <text:p text:style-name="P1"/>
        </draw:line>
        <draw:frame draw:style-name="gr3" draw:text-style-name="P6" draw:layer="layout" svg:width="6.143cm" svg:height="0.987cm" svg:x="20.628cm" svg:y="12.737cm">
          <draw:text-box>
            <text:p text:style-name="P1"><text:span text:style-name="T10">finished-by</text:span></text:p>
          </draw:text-box>
        </draw:frame>
        <draw:frame draw:style-name="gr4" draw:text-style-name="P7" draw:layer="layout" svg:width="0.526cm" svg:height="0.764cm" svg:x="17.849cm" svg:y="13.814cm">
          <draw:text-box>
            <text:p text:style-name="P1"><text:span text:style-name="T11">a</text:span></text:p>
          </draw:text-box>
        </draw:frame>
        <draw:frame draw:style-name="gr6" draw:text-style-name="P7" draw:layer="layout" svg:width="0.538cm" svg:height="0.94cm" svg:x="16.682cm" svg:y="12.604cm">
          <draw:text-box>
            <text:p text:style-name="P1"><text:span text:style-name="T11">b</text:span></text:p>
          </draw:text-box>
        </draw:frame>
        <draw:line draw:style-name="gr2" draw:layer="layout" svg:x1="15.74cm" svg:y1="16.055cm" svg:x2="18.385cm" svg:y2="16.056cm">
          <text:p text:style-name="P1"/>
        </draw:line>
        <draw:line draw:style-name="gr2" draw:layer="layout" svg:x1="14.26cm" svg:y1="15.696cm" svg:x2="19.637cm" svg:y2="15.701cm">
          <text:p text:style-name="P1"/>
        </draw:line>
        <draw:frame draw:style-name="gr3" draw:text-style-name="P6" draw:layer="layout" svg:width="5.379cm" svg:height="0.987cm" svg:x="20.629cm" svg:y="15.069cm">
          <draw:text-box>
            <text:p text:style-name="P1"><text:span text:style-name="T10">contains</text:span></text:p>
          </draw:text-box>
        </draw:frame>
        <draw:frame draw:style-name="gr4" draw:text-style-name="P7" draw:layer="layout" svg:width="0.44cm" svg:height="0.764cm" svg:x="16.859cm" svg:y="16.146cm">
          <draw:text-box>
            <text:p text:style-name="P1"><text:span text:style-name="T11">a</text:span></text:p>
          </draw:text-box>
        </draw:frame>
        <draw:frame draw:style-name="gr6" draw:text-style-name="P7" draw:layer="layout" svg:width="0.538cm" svg:height="0.94cm" svg:x="16.682cm" svg:y="14.893cm">
          <draw:text-box>
            <text:p text:style-name="P1"><text:span text:style-name="T11">b</text:span></text:p>
          </draw:text-box>
        </draw:frame>
        <draw:line draw:style-name="gr2" draw:layer="layout" svg:x1="9.564cm" svg:y1="18.51cm" svg:x2="13.039cm" svg:y2="18.512cm">
          <text:p text:style-name="P1"/>
        </draw:line>
        <draw:line draw:style-name="gr2" draw:layer="layout" svg:x1="9.586cm" svg:y1="18.977cm" svg:x2="13.05cm" svg:y2="18.97cm">
          <text:p text:style-name="P1"/>
        </draw:line>
        <draw:frame draw:style-name="gr3" draw:text-style-name="P6" draw:layer="layout" svg:width="3.318cm" svg:height="0.987cm" svg:x="15.114cm" svg:y="17.983cm">
          <draw:text-box>
            <text:p text:style-name="P1"><text:span text:style-name="T10">equal</text:span></text:p>
          </draw:text-box>
        </draw:frame>
        <draw:frame draw:style-name="gr4" draw:text-style-name="P7" draw:layer="layout" svg:width="0.526cm" svg:height="0.764cm" svg:x="11.06cm" svg:y="19.151cm">
          <draw:text-box>
            <text:p text:style-name="P1"><text:span text:style-name="T11">b</text:span></text:p>
          </draw:text-box>
        </draw:frame>
        <draw:frame draw:style-name="gr6" draw:text-style-name="P7" draw:layer="layout" svg:width="0.538cm" svg:height="0.94cm" svg:x="11.144cm" svg:y="17.36cm">
          <draw:text-box>
            <text:p text:style-name="P1"><text:span text:style-name="T11">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The Allen Relations in FST</text:p>
          </draw:text-box>
        </draw:frame>
        <draw:frame presentation:style-name="pr2" draw:text-style-name="P1" draw:layer="layout" svg:width="23.91cm" svg:height="13.23cm" svg:x="2.09cm" svg:y="6.457cm" presentation:class="subtitle">
          <draw:text-box>
            <text:p text:style-name="P1">Big slide of text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4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<text:tab/>Or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And<text:span text:style-name="T9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12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8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<text:tab/>Not(E1)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12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19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<text:tab/>Tense<text:span text:style-name="T9">R</text:span>(E1)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tab/><text:span text:style-name="T12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20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5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tab/><text:tab/><text:tab/>Or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Not(E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text:tab/><text:tab/><text:tab/><text:tab/><text:span text:style-name="T12">Universal language l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ubsumptive closure of E</text:span><text:span text:style-name="T12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tab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4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p text:style-name="P1">Exponential blow up in size of alphabet</text:p>
          </draw:text-box>
        </draw:frame>
        <presentation:notes draw:style-name="dp2">
          <draw:page-thumbnail draw:style-name="gr1" draw:layer="layout" svg:width="13.708cm" svg:height="10.281cm" svg:x="3.208cm" svg:y="2.914cm" draw:page-number="2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3"><text:span text:style-name="T1">Alphabet is already exponential</text:span></text:p>
              <text:p text:style-name="P3"><text:span text:style-name="T1">Each tense operation adds two extra primitive symbols</text:span></text:p>
              <text:p text:style-name="P3"><text:span text:style-name="T1">Boundedness, 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 draw:page-number="2"/>
      <draw:page-thumbnail draw:layer="backgroundobjects" svg:width="9.991cm" svg:height="7.493cm" svg:x="2.787cm" svg:y="11.494cm" draw:page-number="3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4-15T01:13:32</meta:creation-date>
    <dc:date>2007-04-16T05:19:16</dc:date>
    <dc:language>es-ES</dc:language>
    <meta:editing-cycles>27</meta:editing-cycles>
    <meta:editing-duration>PT4H12M28S</meta:editing-duration>
    <meta:user-defined meta:name="Info 1"/>
    <meta:user-defined meta:name="Info 2"/>
    <meta:user-defined meta:name="Info 3"/>
    <meta:user-defined meta:name="Info 4"/>
    <meta:document-statistic meta:object-count="172"/>
  </office:meta>
</office:document-meta>
</file>